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rsid="00141b18" officeooo:paragraph-rsid="00141b18"/>
    </style:style>
    <style:style style:name="P2" style:family="paragraph" style:parent-style-name="Standard">
      <style:paragraph-properties fo:line-height="200%" fo:text-align="center" style:justify-single-word="false"/>
      <style:text-properties style:font-name="Times New Roman" fo:font-style="italic" officeooo:rsid="00141b18" officeooo:paragraph-rsid="00141b18" style:font-style-asian="italic" style:font-style-complex="italic"/>
    </style:style>
    <style:style style:name="P3" style:family="paragraph" style:parent-style-name="Standard">
      <style:paragraph-properties fo:line-height="200%" fo:text-align="start" style:justify-single-word="false"/>
      <style:text-properties officeooo:paragraph-rsid="00141b18"/>
    </style:style>
    <style:style style:name="P4" style:family="paragraph" style:parent-style-name="Standard">
      <style:paragraph-properties fo:line-height="200%" fo:text-align="start" style:justify-single-word="false"/>
      <style:text-properties fo:language="en" fo:country="US" officeooo:rsid="001455de" officeooo:paragraph-rsid="001c3926"/>
    </style:style>
    <style:style style:name="P5" style:family="paragraph" style:parent-style-name="Standard">
      <style:paragraph-properties fo:line-height="200%" fo:text-align="start" style:justify-single-word="false"/>
      <style:text-properties fo:language="en" fo:country="US" officeooo:rsid="001c3926" officeooo:paragraph-rsid="001c3926"/>
    </style:style>
    <style:style style:name="T1" style:family="text">
      <style:text-properties fo:font-style="italic" style:font-style-asian="italic" style:font-style-complex="italic"/>
    </style:style>
    <style:style style:name="T2" style:family="text">
      <style:text-properties style:font-name="Times New Roman" fo:font-style="italic" officeooo:rsid="00141b18" style:font-style-asian="italic" style:font-style-complex="italic"/>
    </style:style>
    <style:style style:name="T3" style:family="text">
      <style:text-properties style:font-name="Times New Roman" fo:font-style="normal" officeooo:rsid="00141b18" style:font-style-asian="normal" style:font-style-complex="normal"/>
    </style:style>
    <style:style style:name="T4" style:family="text">
      <style:text-properties style:font-name="Times New Roman" fo:font-style="normal" officeooo:rsid="001455de" style:font-style-asian="normal" style:font-style-complex="normal"/>
    </style:style>
    <style:style style:name="T5" style:family="text">
      <style:text-properties fo:language="en" fo:country="US"/>
    </style:style>
    <style:style style:name="T6" style:family="text">
      <style:text-properties fo:language="en" fo:country="US" officeooo:rsid="001455de"/>
    </style:style>
    <style:style style:name="T7" style:family="text">
      <style:text-properties fo:language="en" fo:country="US" officeooo:rsid="00162342"/>
    </style:style>
    <style:style style:name="T8" style:family="text">
      <style:text-properties officeooo:rsid="0017d332"/>
    </style:style>
    <style:style style:name="T9" style:family="text">
      <style:text-properties officeooo:rsid="0018c9e2"/>
    </style:style>
    <style:style style:name="T10" style:family="text">
      <style:text-properties officeooo:rsid="001a51cd"/>
    </style:style>
    <style:style style:name="T11" style:family="text">
      <style:text-properties officeooo:rsid="001c39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lm Review of <text:span text:style-name="T1">Unforgettable: The Korean War</text:span></text:p>
      <text:p text:style-name="P2"/>
      <text:p text:style-name="P3"><text:span text:style-name="T2"><text:tab/>Unforgettable: The Korean War </text:span><text:span text:style-name="T3">tells the story of the Korean War through dialogue with many veterans, as well as showing key military movements alongside the descriptions. The war itself exists in a strange spot in the United States and world history as it was the first conflict of the Cold War but lacks the infamy of the latter fought, the Vietnam War. </text:span><text:span text:style-name="T4">Opposed to other documentaries on the Korean War, this documentary focusses more on the experience of being in this conflict opposed to an overview of the conflict from a military standpoint. In line with the quote on the Wall of Remembrance, “</text:span><text:span text:style-name="T5">Our nation honors her sons and daughters who answered the call to defend a country they never knew and a people they never met.” </text:span><text:span text:style-name="T6">the documentary seeks to show what these people had to endure instead of </text:span><text:span text:style-name="T7">glossing over</text:span><text:span text:style-name="T6"> the conflict, even if the conflict was not a significant land gain for the United Nations. </text:span></text:p>
      <text:p text:style-name="P4"><text:tab/><text:span text:style-name="T8">There wasn’t much discussion of the propaganda machines of the time, for example, referenced in the class, the fear of Communist brainwashing. There was however mention of the tactics of MacArthur which were initially successful, but he was later removed as he wanted to use WMD. This may be insightful to the military culture of the time and the Cold War tensions even in this “small” conflict the threat of global nuclear destruction was always on the horizon. The firsthand accounts also demonstrate the kind of messiness of this war. </text:span><text:span text:style-name="T9">There was mention of miscommunication within the army, for example one interviewee was reported dead twice due to sharing a last name with others in his group. There was mention of friendly fire due to the fog of war and a suffering in the cold and trenches. The interviews are then spliced with photos and video taking of the people at the time and one can see what the soldiers in that war had to endure, harsh winds blowing snow horizontal, frozen clothing all these men were very exposed to the elements. The documentary has a strong emotional pull due to this, one imagines the hardships these people were exposed too and the bravery they show even </text:span><text:span text:style-name="T10">now</text:span><text:span text:style-name="T9"> in living through this and telling their story. </text:span><text:span text:style-name="T10">The documentary does primarily focus on the experiences of the American veterans with one British interviewee Derek Kinne, who survived the </text:span><text:soft-page-break/><text:span text:style-name="T10">torturous POW camps of the Communist Chinese forces. The Korean </text:span><text:span text:style-name="T11">W</text:span><text:span text:style-name="T10">ar was also known for its drawn-out and </text:span><text:span text:style-name="T11">tentative peace talks which the documentary discusses. One gripping moment related <text:s/>was from Frank Farell of the air force as the documentary enters its conclusion. He talks about his last time entering his plane and how knowing that this was the last time he was, for the first time, nervous. He then states that he quickly slipped into routine but to finally be relieved of that duty carries immense weight. </text:span></text:p>
      <text:p text:style-name="P5"><text:tab/>Generally the documentary did a great job of fostering empathy for soldiers of the Forgotten War and carrying on their stories. While the Cold War era was a tumultuous time for the states and many did not acknowledge these man upon their return home it does not change the courage and heroics of their actions. Many were drafted and had to suffer for those who they did not even share a language, many did not come home. The documentary does a good job of solidifying them into American hist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8T21:27:21.905031193</meta:creation-date>
    <meta:editing-duration>PT12M47S</meta:editing-duration>
    <meta:editing-cycles>2</meta:editing-cycles>
    <meta:generator>LibreOffice/25.2.1.2$Linux_X86_64 LibreOffice_project/520$Build-2</meta:generator>
    <dc:date>2025-04-28T21:50:17.679073621</dc:date>
    <meta:document-statistic meta:table-count="0" meta:image-count="0" meta:object-count="0" meta:page-count="2" meta:paragraph-count="4" meta:word-count="579" meta:character-count="3347" meta:non-whitespace-character-count="2766"/>
  </office:meta>
</office:document-meta>
</file>